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37027F09D4A009B46CE.png" manifest:media-type="image/png"/>
  <manifest:file-entry manifest:full-path="Pictures/1000020100000369000003315DBCD43D83CB8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466" officeooo:paragraph-rsid="0018a466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8a466" officeooo:paragraph-rsid="0018a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4138in" svg:y="0.5in" svg:width="7.55in" svg:height="7.0701in" draw:z-index="0"><draw:image xlink:href="Pictures/1000020100000369000003315DBCD43D83CB808A.png" xlink:type="simple" xlink:show="embed" xlink:actuate="onLoad"/></draw:frame>DIAGRAMA DE CASO DE USO</text:p>
      <text:p text:style-name="P2">DIAGRAMA DE CLASSES</text:p>
      <text:p text:style-name="P1"><draw:frame draw:style-name="fr1" draw:name="Image2" text:anchor-type="paragraph" svg:x="-0.7902in" svg:y="0.1799in" svg:width="8.25in" svg:height="6.4799in" draw:z-index="1"><draw:image xlink:href="Pictures/10000201000004610000037027F09D4A009B4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13:13.087602246</meta:creation-date>
    <dc:date>2018-01-07T21:06:17.371422956</dc:date>
    <meta:editing-duration>PT3M56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8" meta:character-count="42" meta:non-whitespace-character-count="36"/>
  </office:meta>
</office:document-meta>
</file>